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Standard" style:list-style-name="L1">
      <style:text-properties style:language-asian="ja" style:country-asian="JP"/>
    </style:style>
    <style:style style:name="P11" style:family="paragraph" style:parent-style-name="Standard" style:list-style-name="L2">
      <style:text-properties style:language-asian="ja" style:country-asian="JP"/>
    </style:style>
    <style:style style:name="P12" style:family="paragraph" style:parent-style-name="Standard" style:list-style-name="L3">
      <style:text-properties style:language-asian="ja" style:country-asian="JP"/>
    </style:style>
    <style:style style:name="P13" style:family="paragraph" style:parent-style-name="Standard" style:list-style-name="L4">
      <style:text-properties style:language-asian="ja" style:country-asian="JP"/>
    </style:style>
    <style:style style:name="P14" style:family="paragraph" style:parent-style-name="Standard" style:list-style-name="L5">
      <style:text-properties style:language-asian="ja" style:country-asian="JP"/>
    </style:style>
    <style:style style:name="P15" style:family="paragraph" style:parent-style-name="Standard" style:list-style-name="L6">
      <style:text-properties style:language-asian="ja" style:country-asian="JP"/>
    </style:style>
    <style:style style:name="P16" style:family="paragraph" style:parent-style-name="Standard" style:list-style-name="L7">
      <style:text-properties style:language-asian="ja" style:country-asian="JP"/>
    </style:style>
    <style:style style:name="P17" style:family="paragraph" style:parent-style-name="Standard" style:list-style-name="L8">
      <style:text-properties style:language-asian="ja" style:country-asian="JP"/>
    </style:style>
    <style:style style:name="P18" style:family="paragraph" style:parent-style-name="Standard" style:list-style-name="L9">
      <style:text-properties style:language-asian="ja" style:country-asian="JP"/>
    </style:style>
    <style:style style:name="P19" style:family="paragraph" style:parent-style-name="Standard" style:list-style-name="L10">
      <style:text-properties style:language-asian="ja" style:country-asian="JP"/>
    </style:style>
    <style:style style:name="P20" style:family="paragraph" style:parent-style-name="Standard" style:list-style-name="L11">
      <style:text-properties style:language-asian="ja" style:country-asian="JP"/>
    </style:style>
    <style:style style:name="P21" style:family="paragraph" style:parent-style-name="Standard" style:list-style-name="L12">
      <style:text-properties style:language-asian="ja" style:country-asian="JP"/>
    </style:style>
    <style:style style:name="P22" style:family="paragraph" style:parent-style-name="Standard" style:list-style-name="L13">
      <style:text-properties style:language-asian="ja" style:country-asian="JP"/>
    </style:style>
    <style:style style:name="P23" style:family="paragraph" style:parent-style-name="Standard" style:list-style-name="L14">
      <style:text-properties style:language-asian="ja" style:country-asian="JP"/>
    </style:style>
    <style:style style:name="P24" style:family="paragraph" style:parent-style-name="Standard" style:list-style-name="L16">
      <style:text-properties style:language-asian="ja" style:country-asian="JP"/>
    </style:style>
    <style:style style:name="P25" style:family="paragraph" style:parent-style-name="Standard" style:list-style-name="L22">
      <style:text-properties style:language-asian="ja" style:country-asian="JP"/>
    </style:style>
    <style:style style:name="P26" style:family="paragraph" style:parent-style-name="Standard" style:list-style-name="L23">
      <style:text-properties style:language-asian="ja" style:country-asian="JP"/>
    </style:style>
    <style:style style:name="P27" style:family="paragraph" style:parent-style-name="Standard" style:list-style-name="L24">
      <style:text-properties style:language-asian="ja" style:country-asian="JP"/>
    </style:style>
    <style:style style:name="P28" style:family="paragraph" style:parent-style-name="Standard" style:list-style-name="L25">
      <style:text-properties style:language-asian="ja" style:country-asian="JP"/>
    </style:style>
    <style:style style:name="P29" style:family="paragraph" style:parent-style-name="Standard" style:list-style-name="L26">
      <style:text-properties style:language-asian="ja" style:country-asian="JP"/>
    </style:style>
    <style:style style:name="P30" style:family="paragraph" style:parent-style-name="Standard" style:list-style-name="L27">
      <style:text-properties style:language-asian="ja" style:country-asian="JP"/>
    </style:style>
    <style:style style:name="P31" style:family="paragraph" style:parent-style-name="Standard" style:list-style-name="L28">
      <style:text-properties style:language-asian="ja" style:country-asian="JP"/>
    </style:style>
    <style:style style:name="P32" style:family="paragraph" style:parent-style-name="Standard" style:list-style-name="L15"/>
    <style:style style:name="P33" style:family="paragraph" style:parent-style-name="Standard" style:list-style-name="L17"/>
    <style:style style:name="P34" style:family="paragraph" style:parent-style-name="Standard" style:list-style-name="L17">
      <style:text-properties style:font-name-asian="メイリオ2" style:language-asian="ja" style:country-asian="JP" style:font-style-asian="normal"/>
    </style:style>
    <style:style style:name="P35" style:family="paragraph" style:parent-style-name="Standard" style:list-style-name="L18"/>
    <style:style style:name="P36" style:family="paragraph" style:parent-style-name="Standard" style:list-style-name="L19">
      <style:text-properties style:font-name="メイリオ2" style:font-name-asian="メイリオ2"/>
    </style:style>
    <style:style style:name="P37" style:family="paragraph" style:parent-style-name="Standard" style:list-style-name="L20">
      <style:text-properties style:font-name="メイリオ2" style:font-name-asian="メイリオ2"/>
    </style:style>
    <style:style style:name="P38" style:family="paragraph" style:parent-style-name="Standard" style:list-style-name="L20">
      <style:text-properties style:font-name="メイリオ2" style:font-name-asian="メイリオ2" style:language-asian="ja" style:country-asian="JP" style:font-style-asian="normal"/>
    </style:style>
    <style:style style:name="P39" style:family="paragraph" style:parent-style-name="Standard" style:list-style-name="L21">
      <style:text-properties style:font-name="メイリオ2" style:font-name-asian="メイリオ2" style:language-asian="ja" style:country-asian="JP" style:font-style-asian="normal"/>
    </style:style>
    <style:style style:name="P40" style:family="paragraph" style:parent-style-name="Standard" style:list-style-name="L21">
      <style:text-properties style:font-name="メイリオ2" style:font-name-asian="メイリオ2"/>
    </style:style>
    <style:style style:name="P41" style:family="paragraph" style:parent-style-name="Standard" style:list-style-name="L5">
      <style:paragraph-properties fo:margin-left="2.501cm" fo:margin-right="0cm" fo:text-indent="-0.635cm" style:auto-text-indent="false"/>
      <style:text-properties style:language-asian="ja" style:country-asian="JP"/>
    </style:style>
    <style:style style:name="P42" style:family="paragraph" style:parent-style-name="Standard" style:list-style-name="L6">
      <style:paragraph-properties fo:margin-left="2.501cm" fo:margin-right="0cm" fo:text-indent="-0.635cm" style:auto-text-indent="false"/>
      <style:text-properties style:language-asian="ja" style:country-asian="JP"/>
    </style:style>
    <style:style style:name="P43" style:family="paragraph" style:parent-style-name="Standard" style:list-style-name="L5">
      <style:paragraph-properties fo:margin-left="3.752cm" fo:margin-right="0cm" fo:text-indent="-0.635cm" style:auto-text-indent="false"/>
      <style:text-properties style:language-asian="ja" style:country-asian="JP"/>
    </style:style>
    <style:style style:name="P44" style:family="paragraph" style:parent-style-name="Standard" style:list-style-name="L6">
      <style:paragraph-properties fo:margin-left="3.752cm" fo:margin-right="0cm" fo:text-indent="-0.635cm" style:auto-text-indent="false"/>
      <style:text-properties style:language-asian="ja" style:country-asian="JP"/>
    </style:style>
    <style:style style:name="P45" style:family="paragraph" style:parent-style-name="Heading_20_1">
      <style:text-properties style:language-asian="ja" style:country-asian="JP"/>
    </style:style>
    <style:style style:name="P46" style:family="paragraph" style:parent-style-name="Heading_20_1">
      <style:paragraph-properties fo:break-before="page"/>
    </style:style>
    <style:style style:name="P47"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8" style:family="paragraph" style:parent-style-name="Heading_20_3">
      <style:text-properties style:font-name-asian="verdana" style:font-style-asian="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3-3-11</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9">Pickles Framework の概要<text:tab/>4</text:p>
          <text:p text:style-name="P50">「サイトマップ」「コンテンツ」「テーマ」<text:tab/>4</text:p>
          <text:p text:style-name="P50">主な制作の手順<text:tab/>4</text:p>
          <text:p text:style-name="P49">セットアップ手順<text:tab/>6</text:p>
          <text:p text:style-name="P50">パーミッション設定<text:tab/>6</text:p>
          <text:p text:style-name="P50">バージョン番号の見方<text:tab/>6</text:p>
          <text:p text:style-name="P49">ディレクトリ構成<text:tab/>8</text:p>
          <text:p text:style-name="P50">インストールディレクトリ<text:tab/>8</text:p>
          <text:p text:style-name="P49">サイトマップの管理<text:tab/>9</text:p>
          <text:p text:style-name="P50">サイトマップの形式<text:tab/>9</text:p>
          <text:p text:style-name="P50">サイトマップCSVの設置場所<text:tab/>9</text:p>
          <text:p text:style-name="P50">サイトマップCSVの定義<text:tab/>10</text:p>
          <text:p text:style-name="P50">ダイナミックパス機能<text:tab/>10</text:p>
          <text:p text:style-name="P50">エイリアス機能<text:tab/>11</text:p>
          <text:p text:style-name="P49">コンテンツの制作ルール<text:tab/>13</text:p>
          <text:p text:style-name="P50">コンテンツ制作マニュアル<text:tab/>13</text:p>
          <text:p text:style-name="P50">コンテンツモジュール一覧<text:tab/>13</text:p>
          <text:p text:style-name="P49">テーマ<text:tab/>14</text:p>
          <text:p text:style-name="P50">複数のテーマの管理と切り替え<text:tab/>14</text:p>
          <text:p text:style-name="P50">レイアウト<text:tab/>14</text:p>
          <text:p text:style-name="P50">テーマの格納ディレクトリ<text:tab/>14</text:p>
          <text:p text:style-name="P50">テンプレートの記述<text:tab/>15</text:p>
          <text:p text:style-name="P9">コンテンツを出力する<text:tab/>15</text:p>
          <text:p text:style-name="P9">コンテンツが定義したCSSやJavaScriptを出力する<text:tab/>15</text:p>
          <text:p text:style-name="P9">ページの情報を出力する<text:tab/>16</text:p>
          <text:p text:style-name="P9">その他の機能から出力する<text:tab/>16</text:p>
          <text:p text:style-name="P50">コンテンツソースのDOM置換加工<text:tab/>17</text:p>
          <text:p text:style-name="P49">パブリッシュ<text:tab/>18</text:p>
          <text:p text:style-name="P50">パブリッシュ実行手順<text:tab/>18</text:p>
          <text:p text:style-name="P50">設定<text:tab/>18</text:p>
          <text:p text:style-name="P50">仕様<text:tab/>18</text:p>
          <text:p text:style-name="P9">パブリッシュ対象ファイルの一覧をどう生成するか<text:tab/>19</text:p>
          <text:p text:style-name="P9">静的書き出しファイルと動的書き出しファイル<text:tab/>19</text:p>
          <text:p text:style-name="P9">X-PXFW-RELATEDLINK<text:tab/>19</text:p>
          <text:p text:style-name="P49"><text:soft-page-break/>メインコンフィグ<text:tab/>20</text:p>
          <text:p text:style-name="P50">書式<text:tab/>20</text:p>
          <text:p text:style-name="P50">設定項目<text:tab/>20</text:p>
          <text:p text:style-name="P9">project<text:tab/>20</text:p>
          <text:p text:style-name="P9">paths<text:tab/>20</text:p>
          <text:p text:style-name="P9">dbms<text:tab/>21</text:p>
          <text:p text:style-name="P9">publish<text:tab/>21</text:p>
          <text:p text:style-name="P9">system<text:tab/>21</text:p>
          <text:p text:style-name="P49">データベース(RDBMS)の利用<text:tab/>23</text:p>
          <text:p text:style-name="P49">ユーザーの管理<text:tab/>24</text:p>
          <text:p text:style-name="P50">ユーザー情報格納テーブルの構造<text:tab/>24</text:p>
          <text:p text:style-name="P9">ユーザーテーブル： {$dbms.prefix}_user<text:tab/>24</text:p>
          <text:p text:style-name="P50">セットアップ手順<text:tab/>24</text:p>
          <text:p text:style-name="P49">PXコマンド<text:tab/>26</text:p>
          <text:p text:style-name="P50">実行方法<text:tab/>26</text:p>
          <text:p text:style-name="P50">PXコマンド一覧<text:tab/>26</text:p>
          <text:p text:style-name="P49">コーディング規約<text:tab/>28</text:p>
          <text:p text:style-name="P50">内部エンコード<text:tab/>28</text:p>
          <text:p text:style-name="P50">改行コード<text:tab/>28</text:p>
          <text:p text:style-name="P50">インデント<text:tab/>28</text:p>
          <text:p text:style-name="P50">演算子<text:tab/>28</text:p>
          <text:p text:style-name="P50">命名規則<text:tab/>28</text:p>
          <text:p text:style-name="P9">PHPのクラス名<text:tab/>28</text:p>
          <text:p text:style-name="P9">PHPのメソッド名<text:tab/>28</text:p>
          <text:p text:style-name="P9">JavaScriptのオブジェクト名<text:tab/>29</text:p>
          <text:p text:style-name="P9">CSSクラス名<text:tab/>29</text:p>
          <text:p text:style-name="P9">パラメータ、クッキー、セッション、HTTP拡張ヘッダー<text:tab/>29</text:p>
          <text:p text:style-name="P9">名称の省略について<text:tab/>29</text:p>
          <text:p text:style-name="P9">その他<text:tab/>30</text:p>
          <text:p text:style-name="P50">予約語<text:tab/>30</text:p>
          <text:p text:style-name="P9">URIパラメータ<text:tab/>30</text:p>
          <text:p text:style-name="P9">クッキー<text:tab/>30</text:p>
          <text:p text:style-name="P9">セッション<text:tab/>31</text:p>
          <text:p text:style-name="P9">HTTPレスポンスヘッダー<text:tab/>31</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3591529902363092804" text:style-name="L1">
        <text:list-item>
          <text:p text:style-name="P10"><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0"><text:span text:style-name="T3">コンテンツ</text:span><text:line-break/>ページ要素のうち、内容部分だけを取り出した概念。</text:p>
        </text:list-item>
        <text:list-item>
          <text:p text:style-name="P10"><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3443555500333160399" text:style-name="L2">
        <text:list-item>
          <text:p text:style-name="P11">サイトマップを定義</text:p>
        </text:list-item>
        <text:list-item>
          <text:p text:style-name="P11">コンテンツを編集</text:p>
        </text:list-item>
        <text:list-item>
          <text:p text:style-name="P11">テーマを編集</text:p>
        </text:list-item>
        <text:list-item>
          <text:p text:style-name="P11">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8002721894402515227" text:style-name="L3">
        <text:list-item>
          <text:p text:style-name="P12">リポジトリのタグページ( https://github.com/tomk79/PxFW-1.x/tags )より、ソース一式をダウンロードします。</text:p>
        </text:list-item>
        <text:list-item>
          <text:p text:style-name="P12">解凍します。</text:p>
        </text:list-item>
        <text:list-item>
          <text:p text:style-name="P12">htdocsに格納されたファイル一式を、お使いのウェブサーバーのドキュメントルート配下の任意のディレクトリに設置します。</text:p>
        </text:list-item>
        <text:list-item>
          <text:p text:style-name="P12">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696932656474845141" text:style-name="L4">
        <text:list-item>
          <text:p text:style-name="P13">./_PX/_sys</text:p>
        </text:list-item>
        <text:list-item>
          <text:p text:style-name="P13">./_caches</text:p>
        </text:list-item>
      </text:list>
      <text:p text:style-name="P2"/>
      <text:h text:style-name="Heading_20_2" text:outline-level="2">バージョン番号の見方</text:h>
      <text:list xml:id="list5109050613503482931" text:style-name="L5">
        <text:list-item>
          <text:p text:style-name="P14">基本</text:p>
        </text:list-item>
        <text:list-item>
          <text:p text:style-name="P41">メジャーバージョン番号.マイナーバージョン番号.リリース番号</text:p>
        </text:list-item>
        <text:list-item>
          <text:p text:style-name="P43">例：1.0.0</text:p>
        </text:list-item>
        <text:list-item>
          <text:p text:style-name="P43">例：1.8.9</text:p>
        </text:list-item>
        <text:list-item>
          <text:p text:style-name="P43">例：12.19.129</text:p>
        </text:list-item>
        <text:list-item>
          <text:p text:style-name="P41">大規模な仕様の変更や追加を伴う場合にはメジャーバージョンを上げる。</text:p>
        </text:list-item>
        <text:list-item>
          <text:p text:style-name="P41">小規模な仕様の変更や追加の場合は、マイナーバージョンを上げる。</text:p>
        </text:list-item>
        <text:list-item>
          <text:p text:style-name="P41">バグ修正、ドキュメント、コメント修正等の小さな変更は、リリース番号を上げる。</text:p>
        </text:list-item>
        <text:list-item>
          <text:p text:style-name="P14">開発中プレビュー版</text:p>
        </text:list-item>
        <text:list-item>
          <text:p text:style-name="P41">基本バージョンの後ろに、a(=α版)またはb(=β版)を付加し、その連番を記載します。</text:p>
        </text:list-item>
        <text:list-item>
          <text:p text:style-name="P43">例：1.0.0a1 ←最初のα版</text:p>
        </text:list-item>
        <text:list-item>
          <text:p text:style-name="P43">例：1.0.0b12 ←12回目のβ版</text:p>
        </text:list-item>
        <text:list-item>
          <text:p text:style-name="P41"><text:soft-page-break/>開発中およびリリースバージョンの順序は次の通り</text:p>
        </text:list-item>
        <text:list-item>
          <text:p text:style-name="P43">1.0.0a1 -&gt; 1.0.0a2 -&gt; 1.0.0b1 -&gt;1.0.0b2 -&gt; 1.0.0 -&gt;1.0.1a1 ...</text:p>
        </text:list-item>
        <text:list-item>
          <text:p text:style-name="P14">ナイトリービルド</text:p>
        </text:list-item>
        <text:list-item>
          <text:p text:style-name="P41">ビルドの手順はないので正確には "ビルド" ではないが、バージョン番号が振られていない、開発途中のリビジョンをナイトリービルドと呼ぶ。</text:p>
        </text:list-item>
        <text:list-item>
          <text:p text:style-name="P41">ナイトリービルドの場合、バージョン情報は、ひとつ前のバージョン文字列の末尾に、'-nb' を付加する。</text:p>
        </text:list-item>
        <text:list-item>
          <text:p text:style-name="P43">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688531209359787243" text:style-name="L6">
        <text:list-item>
          <text:p text:style-name="P15">@_PX (Pickles Frameworkディレクトリ)</text:p>
        </text:list-item>
        <text:list-item>
          <text:p text:style-name="P42">@_FW (フレームワーク関連ライブラリ)</text:p>
        </text:list-item>
        <text:list-item>
          <text:p text:style-name="P42">@_sys (システムが書き込む領域)</text:p>
        </text:list-item>
        <text:list-item>
          <text:p text:style-name="P42">@configs (設定ファイル格納ディレクトリ)</text:p>
        </text:list-item>
        <text:list-item>
          <text:p text:style-name="P44">mainconf.ini (PxFWのメインコンフィグ)</text:p>
        </text:list-item>
        <text:list-item>
          <text:p text:style-name="P44">sitemap_definition.csv (サイトマップ定義設定)</text:p>
        </text:list-item>
        <text:list-item>
          <text:p text:style-name="P42">@sitemaps (サイトマップCSV格納ディレクトリ)</text:p>
        </text:list-item>
        <text:list-item>
          <text:p text:style-name="P42">@plugins (プラグイン格納ディレクトリ)</text:p>
        </text:list-item>
        <text:list-item>
          <text:p text:style-name="P42">@libs (ライブラリ格納ディレクトリ)</text:p>
        </text:list-item>
        <text:list-item>
          <text:p text:style-name="P42">@themes (テーマコレクション格納ディレクトリ)</text:p>
        </text:list-item>
        <text:list-item>
          <text:p text:style-name="P15">@_caches (公開キャッシュディレクトリ)</text:p>
        </text:list-item>
        <text:list-item>
          <text:p text:style-name="P42">@_contents (コンテンツに由来するキャッシュ)</text:p>
        </text:list-item>
        <text:list-item>
          <text:p text:style-name="P42">@_themes (テーマに由来するキャッシュ)</text:p>
        </text:list-item>
        <text:list-item>
          <text:p text:style-name="P15">@common</text:p>
        </text:list-item>
        <text:list-item>
          <text:p text:style-name="P42">@css</text:p>
        </text:list-item>
        <text:list-item>
          <text:p text:style-name="P42">@img</text:p>
        </text:list-item>
        <text:list-item>
          <text:p text:style-name="P42">@js</text:p>
        </text:list-item>
        <text:list-item>
          <text:p text:style-name="P42">@inc</text:p>
        </text:list-item>
        <text:list-item>
          <text:p text:style-name="P15">.htaccess (mod_rewrite設定、など)</text:p>
        </text:list-item>
        <text:list-item>
          <text:p text:style-name="P15">_px_execute.php (Pickles Frameworkの実行ファイル)</text:p>
        </text:list-item>
        <text:list-item>
          <text:p text:style-name="P15">index.html (トップページのコンテンツ)</text:p>
        </text:list-item>
      </text:list>
      <text:p text:style-name="Text_20_body"/>
      <text:p text:style-name="Text_20_body"/>
      <text:p text:style-name="P8"/>
      <text:h text:style-name="P45"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8054839834310608261" text:style-name="L7">
        <text:list-item>
          <text:p text:style-name="P16"><text:span text:style-name="T3">文字エンコード</text:span><text:line-break/>UTF-8</text:p>
        </text:list-item>
        <text:list-item>
          <text:p text:style-name="P16"><text:span text:style-name="T3">区切り文字</text:span><text:line-break/>, (カンマ)</text:p>
        </text:list-item>
        <text:list-item>
          <text:p text:style-name="P16"><text:span text:style-name="T3">値を囲む</text:span><text:line-break/>“ (ダブルクオート)</text:p>
        </text:list-item>
        <text:list-item>
          <text:p text:style-name="P16"><text:span text:style-name="T3">エスケープ</text:span><text:line-break/>““ (ダブルクオートを重ねる)</text:p>
        </text:list-item>
        <text:list-item>
          <text:p text:style-name="P16"><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4775254829874251442" text:style-name="L8">
        <text:list-item>
          <text:p text:style-name="P17">./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text:p>
      <text:p text:style-name="P2"/>
      <text:list xml:id="list2830296654040561207" text:style-name="L9">
        <text:list-item>
          <text:p text:style-name="P18">./_PX/configs/sitemap_definition.csv</text:p>
        </text:list-item>
      </text:list>
      <text:p text:style-name="P2"/>
      <text:p text:style-name="P2">初期状態での設定は次のようになっています。</text:p>
      <text:p text:style-name="P2"><draw:frame draw:style-name="fr1" draw:name="オブジェクト1" text:anchor-type="paragraph" svg:x="0.152cm" svg:y="0.485cm" svg:width="9.297cm" svg:height="7.858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3622133081585312304" text:style-name="L10">
        <text:list-item>
          <text:p text:style-name="P19">path</text:p>
        </text:list-item>
        <text:list-item>
          <text:p text:style-name="P19">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6443290155933556540" text:style-name="L11">
        <text:list-item>
          <text:p text:style-name="P20">{$a}を取得する ⇒ $px-&gt;req()-&gt;get_path_param('a')</text:p>
        </text:list-item>
        <text:list-item>
          <text:p text:style-name="P20">{$b}を取得する ⇒ $px-&gt;req()-&gt;get_path_param('b')</text:p>
        </text:list-item>
        <text:list-item>
          <text:p text:style-name="P20">{$}を取得する ⇒ $px-&gt;req()-&gt;get_path_param('')</text:p>
        </text:list-item>
        <text:list-item>
          <text:p text:style-name="P20">{*a}を取得する ⇒ $px-&gt;req()-&gt;get_path_param('a')</text:p>
        </text:list-item>
        <text:list-item>
          <text:p text:style-name="P20">{*}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47"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45"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45"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3580839136280975049" text:style-name="L12">
        <text:list-item>
          <text:p text:style-name="P21">./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6295623149451364160" text:style-name="L13">
        <text:list-item>
          <text:p text:style-name="P22">ページ名を出力する<text:line-break/>&lt;title&gt;&lt;?php print t::h($page_info['title']); ?&gt; | サイト名&lt;/title&gt;</text:p>
        </text:list-item>
        <text:list-item>
          <text:p text:style-name="P22">ページ名(h1用)を出力する<text:line-break/>&lt;h1&gt;&lt;?php print t::h( $page_info['title_h1'] ); ?&gt;&lt;/h1&gt;</text:p>
        </text:list-item>
        <text:list-item>
          <text:p text:style-name="P22">メタタグ descriptionを出力する<text:line-break/>&lt;meta name="description" content="&lt;?php print t::h($page_info['description']); ?&gt;" /&gt;</text:p>
        </text:list-item>
        <text:list-item>
          <text:p text:style-name="P22">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2174524576" text:continue-numbering="true" text:style-name="L13">
        <text:list-item>
          <text:p text:style-name="P22">コンフィグに設定されたサイト名を出力する<text:line-break/><text:soft-page-break/>&lt;title&gt;&lt;?php print t::h($px-&gt;get_conf('project.name')); ?&gt;&lt;/title&gt;</text:p>
        </text:list-item>
        <text:list-item>
          <text:p text:style-name="P22">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3862333145298863008" text:style-name="L14">
        <text:list-item>
          <text:p text:style-name="P23">Pickles Frameworkの任意のパスに、URLパラメータ ?PX=publish を付加してアクセスする。</text:p>
        </text:list-item>
        <text:list-item>
          <text:p text:style-name="P23">「パブリッシュを実行する」ボタンを押す。</text:p>
        </text:list-item>
        <text:list-item>
          <text:p text:style-name="P23">パブリッシュを実行する画面が表示されるので、終了するまで待つ。</text:p>
        </text:list-item>
        <text:list-item>
          <text:p text:style-name="P23">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4941566157614470108" text:style-name="L15">
        <text:list-item>
          <text:p text:style-name="P32">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します。</text:p>
      <text:p text:style-name="P2"/>
      <text:h text:style-name="Heading_20_3" text:outline-level="3"><text:soft-page-break/>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1901125205924477838" text:style-name="L16">
        <text:list-item>
          <text:p text:style-name="P24">$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8" text:outline-level="3">project</text:h>
      <text:list xml:id="list3144109865772448765" text:style-name="L17">
        <text:list-item>
          <text:p text:style-name="P33"><text:span text:style-name="T6">id<text:line-break/></text:span><text:span text:style-name="T8">プロジェクトのID</text:span></text:p>
        </text:list-item>
        <text:list-item>
          <text:p text:style-name="P33"><text:span text:style-name="T6">name<text:line-break/></text:span><text:span text:style-name="T10">プロジェクトの名前。サイト名</text:span></text:p>
        </text:list-item>
        <text:list-item>
          <text:p text:style-name="P34">path_top<text:line-break/>トップページのパス</text:p>
        </text:list-item>
        <text:list-item>
          <text:p text:style-name="P33"><text:span text:style-name="T6">auth_type<text:line-break/></text:span><text:span text:style-name="T8">認証の種類(basic|digest)</text:span></text:p>
        </text:list-item>
        <text:list-item>
          <text:p text:style-name="P33"><text:span text:style-name="T6">auth_name<text:line-break/></text:span><text:span text:style-name="T8">認証ID</text:span></text:p>
        </text:list-item>
        <text:list-item>
          <text:p text:style-name="P33"><text:span text:style-name="T6">auth_password<text:line-break/></text:span><text:span text:style-name="T10">認証パスワード</text:span></text:p>
        </text:list-item>
      </text:list>
      <text:p text:style-name="P3"/>
      <text:h text:style-name="P48" text:outline-level="3">paths</text:h>
      <text:p text:style-name="P3"/>
      <text:list xml:id="list8311614478982194948" text:style-name="L18">
        <text:list-item>
          <text:p text:style-name="P35"><text:span text:style-name="T6">px_dir<text:line-break/></text:span><text:span text:style-name="T9">Pickles Framework</text:span><text:span text:style-name="T8"> ディレクトリのパス</text:span></text:p>
        </text:list-item>
        <text:list-item>
          <text:p text:style-name="P35"><text:span text:style-name="T6">access_log<text:line-break/></text:span><text:soft-page-break/><text:span text:style-name="T10">アクセスログの出力先ファイルパス</text:span></text:p>
        </text:list-item>
        <text:list-item>
          <text:p text:style-name="P35"><text:span text:style-name="T6">error_log<text:line-break/></text:span><text:span text:style-name="T10">エラーログの出力先ファイルパス</text:span></text:p>
        </text:list-item>
      </text:list>
      <text:p text:style-name="P3"/>
      <text:h text:style-name="P48" text:outline-level="3">db<text:span text:style-name="T1">m</text:span>s</text:h>
      <text:p text:style-name="P3"/>
      <text:list xml:id="list5916772352011447431" text:style-name="L19">
        <text:list-item>
          <text:p text:style-name="P36"><text:span text:style-name="T11">dbms<text:line-break/></text:span><text:span text:style-name="T2">RDBMSの種類。mysql|postgresql|sqlite</text:span></text:p>
        </text:list-item>
        <text:list-item>
          <text:p text:style-name="P36"><text:span text:style-name="T11">host<text:line-break/>接続先</text:span><text:span text:style-name="T2">ホスト名</text:span></text:p>
        </text:list-item>
        <text:list-item>
          <text:p text:style-name="P36"><text:span text:style-name="T11">port<text:line-break/>接続先</text:span><text:span text:style-name="T2">ポート番号</text:span></text:p>
        </text:list-item>
        <text:list-item>
          <text:p text:style-name="P36"><text:span text:style-name="T11">database_name<text:line-break/></text:span><text:span text:style-name="T2">データベース名。(sqliteの場合はDBファイルのパス)</text:span></text:p>
        </text:list-item>
        <text:list-item>
          <text:p text:style-name="P36"><text:span text:style-name="T11">user<text:line-break/></text:span><text:span text:style-name="T2">ユーザー名</text:span></text:p>
        </text:list-item>
        <text:list-item>
          <text:p text:style-name="P36"><text:span text:style-name="T11">password<text:line-break/></text:span><text:span text:style-name="T2">パスワード</text:span></text:p>
        </text:list-item>
        <text:list-item>
          <text:p text:style-name="P36"><text:span text:style-name="T11">charset<text:line-break/></text:span><text:span text:style-name="T2">文字セット</text:span></text:p>
        </text:list-item>
      </text:list>
      <text:p text:style-name="P3"/>
      <text:h text:style-name="P48" text:outline-level="3">publish</text:h>
      <text:p text:style-name="P3"/>
      <text:list xml:id="list8363832599459198437" text:style-name="L20">
        <text:list-item>
          <text:p text:style-name="P37"><text:span text:style-name="T11">path_publish_dir<text:line-break/></text:span><text:span text:style-name="T2">パブリッシュ先のディレクトリパス</text:span></text:p>
        </text:list-item>
        <text:list-item>
          <text:p text:style-name="P38">paths_ignore<text:line-break/>パブリッシュ対象外のパス(改行区切りで複数指定可)</text:p>
        </text:list-item>
      </text:list>
      <text:p text:style-name="P3"/>
      <text:h text:style-name="P48" text:outline-level="3">system</text:h>
      <text:p text:style-name="P3"/>
      <text:list xml:id="list2082785461835642028" text:style-name="L21">
        <text:list-item>
          <text:p text:style-name="P40"><text:span text:style-name="T11">allow_pxcommands<text:line-break/>PX</text:span><text:span text:style-name="T2">コマンドの実行を許可するフラグ</text:span></text:p>
        </text:list-item>
        <text:list-item>
          <text:p text:style-name="P40"><text:span text:style-name="T11">session_name<text:line-break/></text:span><text:soft-page-break/><text:span text:style-name="T2">セッション名</text:span></text:p>
        </text:list-item>
        <text:list-item>
          <text:p text:style-name="P39">session_expire<text:line-break/>セッションの有効期限(秒)</text:p>
        </text:list-item>
        <text:list-item>
          <text:p text:style-name="P39">default_theme_id<text:line-break/>デフォルトのテーマID</text:p>
        </text:list-item>
        <text:list-item>
          <text:p text:style-name="P39">filesystem_encoding<text:line-break/>ファイルシステムの文字エンコーディング(ファイル名などに適用)</text:p>
        </text:list-item>
        <text:list-item>
          <text:p text:style-name="P39">output_encoding<text:line-break/>出力コンテンツの文字エンコーディング</text:p>
        </text:list-item>
        <text:list-item>
          <text:p text:style-name="P39">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3623978447418160490" text:style-name="L22">
        <text:list-item>
          <text:p text:style-name="P25">MySQL</text:p>
        </text:list-item>
        <text:list-item>
          <text:p text:style-name="P25">PostgreSQL</text:p>
        </text:list-item>
        <text:list-item>
          <text:p text:style-name="P25">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46"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text:soft-page-break/>ジを参照)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6655822018760281771" text:style-name="L23">
        <text:list-item>
          <text:p text:style-name="P26">api<text:line-break/>外部のアプリケーションと通信するためのAPIを提供する。</text:p>
        </text:list-item>
        <text:list-item>
          <text:p text:style-name="P26">clearcache<text:line-break/>Pickles Framework が作成するキャッシュファイルをクリアする。</text:p>
        </text:list-item>
        <text:list-item>
          <text:p text:style-name="P26">config<text:line-break/>Pickles Framework のコンフィグ内容を確認する。</text:p>
        </text:list-item>
        <text:list-item>
          <text:p text:style-name="P26">edit<text:line-break/>カレントページのコンテンツソースを直接編集する。</text:p>
        </text:list-item>
        <text:list-item>
          <text:p text:style-name="P26">fillcontents<text:line-break/>サイトマップに記載された content の情報を元に、未作成のコンテンツの空ファイルを作成する。</text:p>
        </text:list-item>
        <text:list-item>
          <text:p text:style-name="P26">initialize<text:line-break/>データベースなど初期構築を実行する。</text:p>
        </text:list-item>
        <text:list-item>
          <text:p text:style-name="P26">pageinfo<text:line-break/>カレントページのページ情報を表示する。</text:p>
        </text:list-item>
        <text:list-item>
          <text:p text:style-name="P26">phpinfo<text:line-break/>phpinfo() を実行し、PHPの設定情報を確認する。</text:p>
        </text:list-item>
        <text:list-item>
          <text:p text:style-name="P26">plugins<text:line-break/>プラグインが提供するPXコマンドインターフェイスを呼び出す。</text:p>
        </text:list-item>
        <text:list-item>
          <text:p text:style-name="P26">publish<text:line-break/>静的なファイル群にパブリッシュする。</text:p>
        </text:list-item>
        <text:list-item>
          <text:p text:style-name="P26"><text:soft-page-break/>rdb<text:line-break/>データベースの内容を閲覧・操作する。</text:p>
        </text:list-item>
        <text:list-item>
          <text:p text:style-name="P26">sitemap<text:line-break/>サイトマップを表示する。</text:p>
        </text:list-item>
        <text:list-item>
          <text:p text:style-name="P26">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533522956352072557" text:style-name="L24">
        <text:list-item>
          <text:p text:style-name="P27"><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7">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7">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p text:style-name="P2">複数形のsを厳密に取り扱います。</text:p>
      <text:p text:style-name="P2"/>
      <text:h text:style-name="Heading_20_2" text:outline-level="2">予約語</text:h>
      <text:h text:style-name="Heading_20_3" text:outline-level="3">URIパラメータ</text:h>
      <text:list xml:id="list297317508316237998" text:style-name="L25">
        <text:list-item>
          <text:p text:style-name="P28">ID<text:line-break/>ログインユーザーアカウント(IDではなく、アカウント名)</text:p>
        </text:list-item>
        <text:list-item>
          <text:p text:style-name="P28">PW<text:line-break/>ログインユーザーパスワード</text:p>
        </text:list-item>
        <text:list-item>
          <text:p text:style-name="P28">PX<text:line-break/>PXコマンド</text:p>
        </text:list-item>
        <text:list-item>
          <text:p text:style-name="P28">THEME<text:line-break/>テーマID</text:p>
        </text:list-item>
      </text:list>
      <text:h text:style-name="Heading_20_3" text:outline-level="3">クッキー</text:h>
      <text:list xml:id="list124515638965362954" text:style-name="L26">
        <text:list-item>
          <text:p text:style-name="P29">CCUA<text:line-break/>クッキーが利用可能であることを確認するために使用する値</text:p>
        </text:list-item>
        <text:list-item>
          <text:p text:style-name="P29">PXSID<text:line-break/>セッションキー(メインコンフィグ system.session_name で設定可能)</text:p>
        </text:list-item>
      </text:list>
      <text:p text:style-name="P2"/>
      <text:h text:style-name="Heading_20_3" text:outline-level="3"><text:soft-page-break/>セッション</text:h>
      <text:list xml:id="list1733889600144971687" text:style-name="L27">
        <text:list-item>
          <text:p text:style-name="P30">USER_ID<text:line-break/>ログインユーザID(user_accountではない)</text:p>
        </text:list-item>
        <text:list-item>
          <text:p text:style-name="P30">USER_EXPIRE<text:line-break/>ログイン状態の有効期限時刻のUNIXタイムスタンプ。</text:p>
        </text:list-item>
        <text:list-item>
          <text:p text:style-name="P30">FILE<text:line-break/>アップロードファイルの一時保存領域。保存名をキーとする連想配列の形式で保持。</text:p>
        </text:list-item>
      </text:list>
      <text:p text:style-name="P2"/>
      <text:h text:style-name="Heading_20_3" text:outline-level="3">HTTPレスポンスヘッダー</text:h>
      <text:list xml:id="list7097841118546167953" text:style-name="L28">
        <text:list-item>
          <text:p text:style-name="P31">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3-11T23:10:34</dc:date>
    <meta:editing-duration>P1DT41M52S</meta:editing-duration>
    <meta:editing-cycles>250</meta:editing-cycles>
    <meta:generator>OpenOffice.org/3.4.1$Unix OpenOffice.org_project/341m1$Build-9593</meta:generator>
    <dc:title>Pickles Framework 1.x サイト構築管理マニュアル</dc:title>
    <meta:document-statistic meta:table-count="0" meta:image-count="0" meta:object-count="5" meta:page-count="31" meta:paragraph-count="409" meta:word-count="8549" meta:character-count="12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2">
          <table:table-cell office:value-type="string">
            <text:p>I</text:p>
          </table:table-cell>
          <table:table-cell office:value-type="string">
            <text:p>list_flg</text:p>
          </table:table-cell>
          <table:table-cell office:value-type="string">
            <text:p>一覧表示フラグ</text:p>
          </table:table-cell>
        </table:table-row>
        <table:table-row table:style-name="ro2">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2">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2">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2">2013/02/02</text:date>, <text:time>21:10:4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2012/12/31</text:date>, <text:time>22:12: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